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6770" officeooo:paragraph-rsid="000f6770"/>
    </style:style>
    <style:style style:name="P2" style:family="paragraph" style:parent-style-name="Standard">
      <style:text-properties officeooo:rsid="0010dd45" officeooo:paragraph-rsid="0010dd45"/>
    </style:style>
    <style:style style:name="P3" style:family="paragraph" style:parent-style-name="Standard">
      <style:text-properties officeooo:rsid="0010ea74" officeooo:paragraph-rsid="0010ea74"/>
    </style:style>
    <style:style style:name="P4" style:family="paragraph" style:parent-style-name="Standard">
      <style:text-properties officeooo:rsid="0012c7ce" officeooo:paragraph-rsid="0012c7ce"/>
    </style:style>
    <style:style style:name="P5" style:family="paragraph" style:parent-style-name="Standard">
      <style:text-properties officeooo:rsid="0012c7ce" officeooo:paragraph-rsid="0013cd6a"/>
    </style:style>
    <style:style style:name="P6" style:family="paragraph" style:parent-style-name="Standard">
      <style:text-properties officeooo:rsid="0013cd6a" officeooo:paragraph-rsid="0013cd6a"/>
    </style:style>
    <style:style style:name="P7" style:family="paragraph" style:parent-style-name="Standard">
      <style:text-properties officeooo:rsid="00144d8b" officeooo:paragraph-rsid="00144d8b"/>
    </style:style>
    <style:style style:name="P8" style:family="paragraph" style:parent-style-name="Standard">
      <style:text-properties officeooo:rsid="00144d8b" officeooo:paragraph-rsid="0014f488"/>
    </style:style>
    <style:style style:name="T1" style:family="text">
      <style:text-properties officeooo:rsid="0013cd6a"/>
    </style:style>
    <style:style style:name="T2" style:family="text">
      <style:text-properties officeooo:rsid="0014f48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DOOP HDFS COMMANDS:</text:p>
      <text:p text:style-name="P1"/>
      <text:p text:style-name="P1">1. Listing the all directory?</text:p>
      <text:p text:style-name="P1">hduser@ubuntu:~$ hadoop fs -ls /</text:p>
      <text:p text:style-name="P1">Found 4 items</text:p>
      <text:p text:style-name="P1">drwxr-xr-x <text:s text:c="2"/>- hduser supergroup <text:s text:c="9"/>0 2017-02-25 03:56 /city</text:p>
      <text:p text:style-name="P1">drwxr-xr-x <text:s text:c="2"/>- hduser supergroup <text:s text:c="9"/>0 2017-02-25 03:28 /student</text:p>
      <text:p text:style-name="P1">drwxr-xr-x <text:s text:c="2"/>- hduser supergroup <text:s text:c="9"/>0 2017-02-25 03:32 /studentcity</text:p>
      <text:p text:style-name="P1">drwxrwx--- <text:s text:c="2"/>- hduser supergroup <text:s text:c="9"/>0 2017-02-25 03:06 /tmp</text:p>
      <text:p text:style-name="P1">hduser@ubuntu:~$ </text:p>
      <text:p text:style-name="P1"/>
      <text:p text:style-name="P1">2.formating listing with hidden files:</text:p>
      <text:p text:style-name="P1">hduser@ubuntu:~$ hadoop fs -ls al /</text:p>
      <text:p text:style-name="P1">ls: `al': No such file or directory</text:p>
      <text:p text:style-name="P1">Found 4 items</text:p>
      <text:p text:style-name="P1">drwxr-xr-x <text:s text:c="2"/>- hduser supergroup <text:s text:c="9"/>0 2017-02-25 03:56 /city</text:p>
      <text:p text:style-name="P1">drwxr-xr-x <text:s text:c="2"/>- hduser supergroup <text:s text:c="9"/>0 2017-02-25 03:28 /student</text:p>
      <text:p text:style-name="P1">drwxr-xr-x <text:s text:c="2"/>- hduser supergroup <text:s text:c="9"/>0 2017-02-25 03:32 /studentcity</text:p>
      <text:p text:style-name="P1">drwxrwx--- <text:s text:c="2"/>- hduser supergroup <text:s text:c="9"/>0 2017-02-25 03:06 /tmp</text:p>
      <text:p text:style-name="P1"/>
      <text:p text:style-name="P2">4. make a directory ?</text:p>
      <text:p text:style-name="P2"/>
      <text:p text:style-name="P2">hduser@ubuntu:~$ hadoop fs -mkdir /niit1</text:p>
      <text:p text:style-name="P2"/>
      <text:p text:style-name="P2">5. copy file from local ?</text:p>
      <text:p text:style-name="P2">Ans:--use copyFromLocal or copyTo</text:p>
      <text:p text:style-name="P2">hduser@ubuntu:~$ hadoop fs -copyFromLocal file1 /niit1/</text:p>
      <text:p text:style-name="P2">hduser@ubuntu:~$ hadoop fs -ls /niit1/</text:p>
      <text:p text:style-name="P2">Found 1 items</text:p>
      <text:p text:style-name="P2">-rw-r--r-- <text:s text:c="2"/>1 hduser supergroup <text:s text:c="9"/>0 2017-02-26 21:59 /niit1/file1</text:p>
      <text:p text:style-name="P2"/>
      <text:p text:style-name="P2">5. count the number of directories?</text:p>
      <text:p text:style-name="P2">Ans:--- count -h,count -q (q-count quata,-h:count the)</text:p>
      <text:p text:style-name="P2">hduser@ubuntu:~$ hadoop fs -count -h /</text:p>
      <text:p text:style-name="P2"><text:s text:c="10"/>17 <text:s text:c="10"/>14 <text:s text:c="11"/>358.1 K /</text:p>
      <text:p text:style-name="P2">hduser@ubuntu:~$ hadoop fs -count -q /</text:p>
      <text:p text:style-name="P2">9223372036854775807 9223372036854775776 <text:s text:c="11"/>none <text:s text:c="12"/>inf <text:s text:c="10"/>17 <text:s text:c="10"/>14 <text:s text:c="12"/>366666 /</text:p>
      <text:p text:style-name="P2"/>
      <text:p text:style-name="P3">6.copy the file in the hadoop ?</text:p>
      <text:p text:style-name="P3">Ans:----</text:p>
      <text:p text:style-name="P3">hduser@ubuntu:~$ hadoop fs -cp /niit1/file1 /niit</text:p>
      <text:p text:style-name="P3">17/02/26 22:07:04 WARN hdfs.DFSClient: DFSInputStream has been closed already</text:p>
      <text:p text:style-name="P3">hduser@ubuntu:~$ </text:p>
      <text:p text:style-name="P3"/>
      <text:p text:style-name="P3">7.display the size of files or directories ?</text:p>
      <text:p text:style-name="P3">hduser@ubuntu:~$ hadoop fs -du /</text:p>
      <text:p text:style-name="P3">53 <text:s text:c="5"/>/city</text:p>
      <text:p text:style-name="P3">0 <text:s text:c="6"/>/niit</text:p>
      <text:p text:style-name="P3"><text:soft-page-break/>0 <text:s text:c="6"/>/niit1</text:p>
      <text:p text:style-name="P3">247 <text:s text:c="4"/>/student</text:p>
      <text:p text:style-name="P3">0 <text:s text:c="6"/>/studentcity</text:p>
      <text:p text:style-name="P3">366366 <text:s/>/tmp</text:p>
      <text:p text:style-name="P3"/>
      <text:p text:style-name="P3"/>
      <text:p text:style-name="P3">8. display the summary of files lengths ?</text:p>
      <text:p text:style-name="P3"/>
      <text:p text:style-name="P3">Ans:--hduser@ubuntu:~$ hadoop fs -du -s /</text:p>
      <text:p text:style-name="P3">366666 <text:s/>/</text:p>
      <text:p text:style-name="P3"/>
      <text:p text:style-name="P3"/>
      <text:p text:style-name="P3">9. copy file to the local files system ?</text:p>
      <text:p text:style-name="P4">hduser@ubuntu:~$ hadoop fs -get /city/part-r-00000 </text:p>
      <text:p text:style-name="P4">17/02/26 22:16:20 WARN hdfs.DFSClient: DFSInputStream has been closed already</text:p>
      <text:p text:style-name="P4">hduser@ubuntu:~$ ls</text:p>
      <text:p text:style-name="P4">city.jar <text:s/>Documents <text:s/>examples.desktop <text:s/>hadoop-2.7.1 <text:s text:c="8"/>installation steps.txt <text:s/>Music <text:s text:c="8"/>Pictures <text:s/>student1 <text:s/>Templates</text:p>
      <text:p text:style-name="P4">Desktop <text:s text:c="2"/>Downloads <text:s/>file1 <text:s text:c="12"/>hadoop-2.7.1.tar.gz <text:s/>jar_files <text:s text:c="14"/>part-r-00000 <text:s/>Public <text:s text:c="3"/>student2 <text:s/>Videos</text:p>
      <text:p text:style-name="P4">hduser@ubuntu:~$ </text:p>
      <text:p text:style-name="P4"/>
      <text:p text:style-name="P4">10. to see the content of file</text:p>
      <text:p text:style-name="P4">hduser@ubuntu:~$ hadoop fs -cat /city/part-r-00000</text:p>
      <text:p text:style-name="P4">Bangalore</text:p>
      <text:p text:style-name="P4">Chennai</text:p>
      <text:p text:style-name="P4">Delhi</text:p>
      <text:p text:style-name="P4">Hyderabad</text:p>
      <text:p text:style-name="P4">Jaipur</text:p>
      <text:p text:style-name="P4">Mumbai</text:p>
      <text:p text:style-name="P4">Pune</text:p>
      <text:p text:style-name="P4">hduser@ubuntu:~$ </text:p>
      <text:p text:style-name="P4"/>
      <text:p text:style-name="P4">11.move the file ?</text:p>
      <text:p text:style-name="P4">Ans:---</text:p>
      <text:p text:style-name="P4">hduser@ubuntu:~$ hadoop fs -mv /city/part-r-00000 /niit1/</text:p>
      <text:p text:style-name="P4">hduser@ubuntu:~$ </text:p>
      <text:p text:style-name="P4"/>
      <text:p text:style-name="P4"/>
      <text:p text:style-name="P4">12.move the directory ?</text:p>
      <text:p text:style-name="P5">Ans:---<text:span text:style-name="T1">hduser@ubuntu:~$ hadoop fs -mv /niit1/ /niit/</text:span></text:p>
      <text:p text:style-name="P6">mv: `/niit': File exists</text:p>
      <text:p text:style-name="P6"/>
      <text:p text:style-name="P6"/>
      <text:p text:style-name="P6">13.Delete the file ?</text:p>
      <text:p text:style-name="P6">Ans:-----</text:p>
      <text:p text:style-name="P6">hduser@ubuntu:~$ hadoop fs -rm /niit1/file1 </text:p>
      <text:p text:style-name="P6">17/02/26 22:23:21 INFO fs.TrashPolicyDefault: Namenode trash configuration: Deletion interval = 0 minutes, Emptier interval = 0 minutes.</text:p>
      <text:p text:style-name="P6"><text:soft-page-break/>Deleted /niit1/file1</text:p>
      <text:p text:style-name="P6"/>
      <text:p text:style-name="P6"/>
      <text:p text:style-name="P6">14.delete the directory ?</text:p>
      <text:p text:style-name="P6">Ans:--------if directory is empty...</text:p>
      <text:p text:style-name="P6">hduser@ubuntu:~$ hadoop fs -rmdir /niit1 </text:p>
      <text:p text:style-name="P6">rmdir: `/niit1': Directory is not empty</text:p>
      <text:p text:style-name="P6"/>
      <text:p text:style-name="P7">14.Display the last kilobytes of file ?</text:p>
      <text:p text:style-name="P7">Ans:----</text:p>
      <text:p text:style-name="P7">hduser@ubuntu:~$ hadoop fs -tail /student/student1</text:p>
      <text:p text:style-name="P7">201,Arun,85,Delhi</text:p>
      <text:p text:style-name="P7">202,Brajesh,98,Mumbai</text:p>
      <text:p text:style-name="P7">203,Chetan,76,Pune</text:p>
      <text:p text:style-name="P7">204,Priti,82,Bangalore</text:p>
      <text:p text:style-name="P7">205,Ravi,70,Pune</text:p>
      <text:p text:style-name="P7">206,Kiran,74,Mumbai</text:p>
      <text:p text:style-name="P7">hduser@ubuntu:~$ </text:p>
      <text:p text:style-name="P7"/>
      <text:p text:style-name="P7">hadoop fs -tail -f will give appended data as file grow ….</text:p>
      <text:p text:style-name="P7"/>
      <text:p text:style-name="P7">15.hadoop commands usage ? Provode the information of each commands.</text:p>
      <text:p text:style-name="P7">Ans:---</text:p>
      <text:p text:style-name="P7"/>
      <text:p text:style-name="P7">hduser@ubuntu:~$ hadoop fs -usage</text:p>
      <text:p text:style-name="P7">Usage: hadoop fs [generic options]</text:p>
      <text:p text:style-name="P7"><text:tab/>[-appendToFile &lt;localsrc&gt; ... &lt;dst&gt;]</text:p>
      <text:p text:style-name="P7"><text:tab/>[-cat [-ignoreCrc] &lt;src&gt; ...]</text:p>
      <text:p text:style-name="P7"><text:tab/>[-checksum &lt;src&gt; ...]</text:p>
      <text:p text:style-name="P7"><text:tab/>[-chgrp [-R] GROUP PATH...]</text:p>
      <text:p text:style-name="P7"><text:tab/>[-chmod [-R] &lt;MODE[,MODE]... | OCTALMODE&gt; PATH...]</text:p>
      <text:p text:style-name="P7"><text:tab/>[-chown [-R] [OWNER][:[GROUP]] PATH...]</text:p>
      <text:p text:style-name="P7"><text:tab/>[-copyFromLocal [-f] [-p] [-l] &lt;localsrc&gt; ... &lt;dst&gt;]</text:p>
      <text:p text:style-name="P7"><text:tab/>[-copyToLocal [-p] [-ignoreCrc] [-crc] &lt;src&gt; ... &lt;localdst&gt;]</text:p>
      <text:p text:style-name="P7"><text:tab/>[-count [-q] [-h] &lt;path&gt; ...]</text:p>
      <text:p text:style-name="P7"><text:tab/>[-cp [-f] [-p | -p[topax]] &lt;src&gt; ... &lt;dst&gt;]</text:p>
      <text:p text:style-name="P7"><text:tab/>[-createSnapshot &lt;snapshotDir&gt; [&lt;snapshotName&gt;]]</text:p>
      <text:p text:style-name="P7"><text:tab/>[-deleteSnapshot &lt;snapshotDir&gt; &lt;snapshotName&gt;]</text:p>
      <text:p text:style-name="P7"><text:tab/>[-df [-h] [&lt;path&gt; …]]</text:p>
      <text:p text:style-name="P7"/>
      <text:p text:style-name="P7"/>
      <text:p text:style-name="P7">16.To change the permission of the file or directory?</text:p>
      <text:p text:style-name="P7">Ans:----</text:p>
      <text:p text:style-name="P7">hduser@ubuntu:~$ hadoop fs -chmod 777 /student/student1</text:p>
      <text:p text:style-name="P7"/>
      <text:p text:style-name="P8">17.<text:span text:style-name="T2">append the contents of file from local to the files in hdfs ?</text:span></text:p>
      <text:p text:style-name="P8"><text:span text:style-name="T2">Ans:----</text:span></text:p>
      <text:p text:style-name="P8"><text:span text:style-name="T2">hduser@ubuntu:~$ hadoop fs -appendToFile file2 /niit1/file1</text:span></text:p>
      <text:p text:style-name="P8"><text:span text:style-name="T2">hduser@ubuntu:~$ </text:span><text:s/></text:p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21:42:46.407228680</meta:creation-date>
    <dc:date>2017-02-26T22:39:14.663530669</dc:date>
    <meta:editing-duration>PT13M58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4" meta:paragraph-count="115" meta:word-count="542" meta:character-count="4215" meta:non-whitespace-character-count="3498"/>
  </office:meta>
</office:document-meta>
</file>